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TitleMain_scrBook_scrBody"><text:span text:style-name="span_TitleMain_scrBook_scrBody">Gutnius Matyu i raitim</text:span> </text:p>
        <text:p text:style-name="IntroSectionHead_scrIntroSection_scrBook_scrBody"><text:span text:style-name="span_IntroSectionHead_scrIntroSection_scrBook_scrBody">Tok i go pas</text:span> </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 </text:p>
        <text:p text:style-name="SectionHead_scrSection_scrBook_scrBody"><text:span text:style-name="span_SectionHead_scrSection_scrBook_scrBody">Nem bilong ol lain tumbuna bilong Jisas Krais</text:span> </text:p>
        <text:p text:style-name="ChapterNumber1"><text:span text:style-name="ChapterNumber_Paragraph1_scrSection_scrBook_scrBody">1</text:span> <text:span text:style-name="span_Paragraph1_scrSection_scrBook_scrBody">Dispela †  em i tok long ol lain tumbuna bilong Jisas Krais. Jisas em i bilong lain bilong Devit na Devit em i bilong lain bilong Abraham. replace text here</text:span> </text:p>
        <text:p text:style-name="SectionHead_scrSection_scrSection_scrBook_scrBody"><text:span text:style-name="span_SectionHead_scrSection_scrSection_scrBook_scrBody">Josep wantaim meri na pikinini i go long Isip</text:span> </text:p>
        <text:p text:style-name="Paragraph_scrSection_scrSection_scrBook_scrBody"><text:span text:style-name="VerseNumber_Paragraph_scrSection_scrSection_scrBook_scrBody">13</text:span> <text:span text:style-name="span_Paragraph_scrSection_scrSection_scrBook_scrBody">Ol saveman i go pinis, na ensel bilong Bikpela i kamap long Josep long driman. Ensel i tok olsem, “Yu kirap na kisim pikinini wantaim mama bilong en, na yu ranawe i go long Isip.</text:span> <text:span text:style-name="span_Paragraph_scrSection_scrSection_scrBook_scrBody"><text:reference-ref text:reference-format="text" text:ref-name="f06c1ac15-935c-4ff4-99f9-257a5372c48a">c</text:reference-ref></text:span> <text:span text:style-name="span_Paragraph_scrSection_scrSection_scrBook_scrBody">Na yu mas i stap long Isip inap long taim mi givim tok gen long yu, long wanem, Herot i laik painim pikinini na kilim em i dai.” </text:span><text:span text:style-name="VerseNumber_Paragraph_scrSection_scrSection_scrBook_scrBody">14</text:span> <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 <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text:style-name="Sect_scrBook" text:name="Sect_scrBook">
          <text:p text:style-name="TitleMain_scrBook_scrBook_scrBody"/>
          <text:p text:style-name="IntroSectionHead_scrIntroSection_scrBook_scrBook_scrBody"/>
          <text:p text:style-name="IntroParagraph_scrIntroSection_scrBook_scrBook_scrBody"/>
          <text:p text:style-name="ChapterHead_scrSection_scrBook_scrBook_scrBody"/>
          <text:p text:style-name="SectionHead_scrSection_scrBook_scrBook_scrBody"/>
          <text:p text:style-name="ChapterNumber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scrBook_scrBook_scrBody" style:family="paragraph" style:parent-style-name="scrBook_scrBody"/>
    <style:style xmlns:style="urn:oasis:names:tc:opendocument:xmlns:style:1.0" style:name="TitleMain_scrBook_scrBook_scrBody" style:family="paragraph" style:parent-style-name="scrBook_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ok_scrBody" style:family="text" style:parent-style-name="TitleMain_scrBook_scrBook_scrBody">
      <style:text-properties fo:language="none" fo:country="none"/>
    </style:style>
    <style:style xmlns:style="urn:oasis:names:tc:opendocument:xmlns:style:1.0" style:name="scrIntroSection_scrBook_scrBook_scrBody" style:family="paragraph" style:parent-style-name="scrBook_scrBook_scrBody">
      <style:paragraph-properties fo:text-align="left"/>
    </style:style>
    <style:style xmlns:style="urn:oasis:names:tc:opendocument:xmlns:style:1.0" style:name="IntroSectionHead_scrIntroSection_scrBook_scrBook_scrBody" style:family="paragraph" style:parent-style-name="scrIntroSection_scrBook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ok_scrBody" style:family="text" style:parent-style-name="IntroSectionHead_scrIntroSection_scrBook_scrBook_scrBody">
      <style:text-properties fo:language="none" fo:country="none"/>
    </style:style>
    <style:style xmlns:style="urn:oasis:names:tc:opendocument:xmlns:style:1.0" style:name="IntroParagraph_scrIntroSection_scrBook_scrBook_scrBody" style:family="paragraph" style:parent-style-name="scrIntroSection_scrBook_scrBook_scrBody">
      <style:paragraph-properties fo:text-indent="14.4pt" fo:margin-left="0pt"/>
    </style:style>
    <style:style xmlns:style="urn:oasis:names:tc:opendocument:xmlns:style:1.0" style:name="span_IntroParagraph_scrIntroSection_scrBook_scrBook_scrBody" style:family="text" style:parent-style-name="IntroParagraph_scrIntroSection_scrBook_scrBook_scrBody">
      <style:text-properties fo:language="none" fo:country="none"/>
    </style:style>
    <style:style xmlns:style="urn:oasis:names:tc:opendocument:xmlns:style:1.0" style:name="scrSection_scrBook_scrBook_scrBody" style:family="paragraph" style:parent-style-name="scrBook_scrBook_scrBody">
      <style:paragraph-properties fo:text-align="left"/>
    </style:style>
    <style:style xmlns:style="urn:oasis:names:tc:opendocument:xmlns:style:1.0" style:name="ChapterHead_scrSection_scrBook_scrBook_scrBody" style:family="paragraph" style:parent-style-name="scrSection_scrBook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ok_scrBody" style:family="text" style:parent-style-name="ChapterHead_scrSection_scrBook_scrBook_scrBody">
      <style:text-properties fo:language="none" fo:country="none"/>
    </style:style>
    <style:style xmlns:style="urn:oasis:names:tc:opendocument:xmlns:style:1.0" style:name="SectionHead_scrSection_scrBook_scrBook_scrBody" style:family="paragraph" style:parent-style-name="scrSection_scrBook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ok_scrBody" style:family="text" style:parent-style-name="SectionHead_scrSection_scrBook_scrBook_scrBody">
      <style:text-properties fo:language="none" fo:country="none"/>
    </style:style>
    <style:style xmlns:style="urn:oasis:names:tc:opendocument:xmlns:style:1.0" style:name="Paragraph1_scrSection_scrBook_scrBook_scrBody" style:family="paragraph" style:parent-style-name="scrSection_scrBook_scrBook_scrBody">
      <style:paragraph-properties fo:margin-left="0pt"/>
    </style:style>
    <style:style xmlns:style="urn:oasis:names:tc:opendocument:xmlns:style:1.0" style:name="ChapterNumber_Paragraph1_scrSection_scrBook_scrBook_scrBody" style:family="text" style:parent-style-name="Paragraph1_scrSection_scrBook_scrBook_scrBody">
      <style:text-properties fo:font-weight="700" style:font-weight-complex="700" fo:language="none" fo:country="none"/>
    </style:style>
    <style:style xmlns:style="urn:oasis:names:tc:opendocument:xmlns:style:1.0" style:name="span_Paragraph1_scrSection_scrBook_scrBook_scrBody" style:family="text" style:parent-style-name="Paragraph1_scrSection_scrBook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1" style:family="paragraph"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21T15:21:42</meta:creation-date>
    <dc:creator>Karthik</dc:creator>
    <dc:date>2011-02-21T15:21:42</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9\PartFile1"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